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7172" officeooo:paragraph-rsid="00127172"/>
    </style:style>
    <style:style style:name="P2" style:family="paragraph" style:parent-style-name="Standard">
      <style:text-properties officeooo:paragraph-rsid="00127172"/>
    </style:style>
    <style:style style:name="P3" style:family="paragraph" style:parent-style-name="Standard">
      <style:text-properties officeooo:rsid="00134b09" officeooo:paragraph-rsid="00134b09"/>
    </style:style>
    <style:style style:name="P4" style:family="paragraph" style:parent-style-name="Standard" style:list-style-name="L1">
      <style:text-properties officeooo:rsid="00127172" officeooo:paragraph-rsid="00127172"/>
    </style:style>
    <style:style style:name="P5" style:family="paragraph" style:parent-style-name="Standard" style:list-style-name="L4">
      <style:text-properties officeooo:rsid="00127172" officeooo:paragraph-rsid="00127172"/>
    </style:style>
    <style:style style:name="P6" style:family="paragraph" style:parent-style-name="Standard">
      <style:text-properties officeooo:rsid="00127172" officeooo:paragraph-rsid="00127172"/>
    </style:style>
    <style:style style:name="P7" style:family="paragraph" style:parent-style-name="Standard" style:list-style-name="L1">
      <style:text-properties fo:color="#008000" officeooo:rsid="00134b09" officeooo:paragraph-rsid="00134b09"/>
    </style:style>
    <style:style style:name="P8" style:family="paragraph" style:parent-style-name="Standard" style:list-style-name="L1">
      <style:text-properties style:use-window-font-color="true" officeooo:rsid="00134b09" officeooo:paragraph-rsid="00134b09"/>
    </style:style>
    <style:style style:name="P9" style:family="paragraph" style:parent-style-name="Standard" style:list-style-name="L1">
      <style:text-properties officeooo:rsid="00134b09" officeooo:paragraph-rsid="00134b09"/>
    </style:style>
    <style:style style:name="P10" style:family="paragraph" style:parent-style-name="Standard" style:list-style-name="L4">
      <style:text-properties officeooo:rsid="00134b09" officeooo:paragraph-rsid="00134b09"/>
    </style:style>
    <style:style style:name="P11" style:family="paragraph" style:parent-style-name="Standard" style:list-style-name="L2">
      <style:text-properties officeooo:rsid="0014d662" officeooo:paragraph-rsid="0014d662"/>
    </style:style>
    <style:style style:name="P12" style:family="paragraph" style:parent-style-name="Standard" style:list-style-name="L4">
      <style:text-properties officeooo:rsid="0014d662" officeooo:paragraph-rsid="0014d662"/>
    </style:style>
    <style:style style:name="P13" style:family="paragraph" style:parent-style-name="Standard" style:list-style-name="L3">
      <style:text-properties officeooo:rsid="0002fee9" officeooo:paragraph-rsid="0016979c"/>
    </style:style>
    <style:style style:name="P14" style:family="paragraph" style:parent-style-name="Standard" style:list-style-name="L3">
      <style:text-properties officeooo:rsid="0004aaaa" officeooo:paragraph-rsid="0016979c"/>
    </style:style>
    <style:style style:name="T1" style:family="text">
      <style:text-properties officeooo:rsid="001271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. <text:span text:style-name="T1">68-69</text:span></text:p>
      <text:p text:style-name="P2"/>
      <text:p text:style-name="P1">Doc. 1</text:p>
      <text:list xml:id="list2884496156737519944" text:style-name="L1">
        <text:list-item>
          <text:p text:style-name="P4">Están en el techo de un tren</text:p>
          <text:list>
            <text:list-item>
              <text:p text:style-name="P4">Viajan ilegalmente</text:p>
            </text:list-item>
          </text:list>
        </text:list-item>
        <text:list-item>
          <text:p text:style-name="P4">Parecen tristes</text:p>
          <text:list>
            <text:list-item>
              <text:p text:style-name="P4">Podemos pensar que emigran</text:p>
            </text:list-item>
          </text:list>
        </text:list-item>
        <text:list-item>
          <text:p text:style-name="P4">No tienen maleta/equipaje</text:p>
        </text:list-item>
        <text:list-item>
          <text:p text:style-name="P7">Según Alan, el bosque tiene un color verde / frondoso</text:p>
          <text:list>
            <text:list-item>
              <text:p text:style-name="P8">Podemos imaginar que hayan tomado este tren porque atraviesa un bosque frondoso</text:p>
            </text:list-item>
            <text:list-item>
              <text:p text:style-name="P9">Podemos imaginar que hay una vida mejor</text:p>
            </text:list-item>
          </text:list>
        </text:list-item>
        <text:list-item>
          <text:p text:style-name="P9">La chica aparece pensativa</text:p>
          <text:list>
            <text:list-item>
              <text:p text:style-name="P9">Podemos imaginar que se preocupa por lo que sigue</text:p>
            </text:list-item>
          </text:list>
        </text:list-item>
      </text:list>
      <text:p text:style-name="P3"/>
      <text:p text:style-name="P3">Doc. 2</text:p>
      <text:list xml:id="list1781929780391033979" text:style-name="L2">
        <text:list-item>
          <text:p text:style-name="P11">Hay mucha gente</text:p>
        </text:list-item>
        <text:list-item>
          <text:p text:style-name="P11">En la cartel hay la estatua de la libertad con alambres</text:p>
          <text:list>
            <text:list-item>
              <text:p text:style-name="P11">Estados Unidos, un país de libertad</text:p>
            </text:list-item>
            <text:list-item>
              <text:p text:style-name="P11">Contra sentido</text:p>
            </text:list-item>
          </text:list>
        </text:list-item>
        <text:list-item>
          <text:p text:style-name="P11">Tienen rasgos físicos latinos, hispanoamericos</text:p>
          <text:p text:style-name="P11">(piel morena – pelo negro)</text:p>
          <text:list>
            <text:list-item>
              <text:p text:style-name="P11">Población latínoamericana</text:p>
            </text:list-item>
          </text:list>
        </text:list-item>
      </text:list>
      <text:p text:style-name="P1"/>
      <text:p text:style-name="P1"/>
      <text:p text:style-name="P1">Lexique :</text:p>
      <text:list xml:id="list6221413132304394931" text:style-name="L4">
        <text:list-item>
          <text:p text:style-name="P5">Inmigración</text:p>
          <text:p text:style-name="P5">→ La gente esta en un país, pero viene de un otro país</text:p>
          <text:p text:style-name="P5">Emigración</text:p>
          <text:p text:style-name="P5">→ La gente sale del país</text:p>
          <text:p text:style-name="P5">Migración</text:p>
          <text:p text:style-name="P5">→ La gente va de un país a un otro</text:p>
        </text:list-item>
        <text:list-item>
          <text:p text:style-name="P5">Una maleta = une valise</text:p>
          <text:p text:style-name="P5">Un equipaje = des bagages</text:p>
          <text:p text:style-name="P5">La tripulación = l’équipage</text:p>
        </text:list-item>
        <text:list-item>
          <text:p text:style-name="P10">Un bosque frondoso = une forêt dense</text:p>
        </text:list-item>
        <text:list-item>
          <text:p text:style-name="P10">Esconderse = se cacher</text:p>
        </text:list-item>
        <text:list-item>
          <text:p text:style-name="P12">Un cartel, un panel, una banderola</text:p>
        </text:list-item>
        <text:list-item>
          <text:p text:style-name="P12">Una bandera = un drapeau</text:p>
        </text:list-item>
        <text:list-item>
          <text:p text:style-name="P12">Contra sentido = contre sens</text:p>
        </text:list-item>
        <text:list-item>
          <text:p text:style-name="P12">La piel = la pea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09:30:05.754000000</meta:creation-date>
    <dc:date>2018-11-30T08:50:46.806000000</dc:date>
    <meta:editing-duration>PT44M31S</meta:editing-duration>
    <meta:editing-cycles>4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36" meta:word-count="211" meta:character-count="1013" meta:non-whitespace-character-count="869"/>
  </office:meta>
</office:document-meta>
</file>